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0fd0" officeooo:paragraph-rsid="00110fd0"/>
    </style:style>
    <style:style style:name="P2" style:family="paragraph" style:parent-style-name="Standard">
      <style:text-properties officeooo:rsid="00110fd0" officeooo:paragraph-rsid="00157574"/>
    </style:style>
    <style:style style:name="P3" style:family="paragraph" style:parent-style-name="Standard">
      <style:text-properties fo:font-weight="normal" officeooo:rsid="00136b25" officeooo:paragraph-rsid="00110fd0" style:font-weight-asian="normal" style:font-weight-complex="normal"/>
    </style:style>
    <style:style style:name="P4" style:family="paragraph" style:parent-style-name="Standard">
      <style:text-properties fo:font-weight="normal" officeooo:rsid="00157574" officeooo:paragraph-rsid="00157574" style:font-weight-asian="normal" style:font-weight-complex="normal"/>
    </style:style>
    <style:style style:name="T1" style:family="text">
      <style:text-properties fo:font-weight="bold" officeooo:rsid="0011aa06" style:font-weight-asian="bold" style:font-weight-complex="bold"/>
    </style:style>
    <style:style style:name="T2" style:family="text">
      <style:text-properties fo:font-weight="bold" officeooo:rsid="00136b25" style:font-weight-asian="bold" style:font-weight-complex="bold"/>
    </style:style>
    <style:style style:name="T3" style:family="text">
      <style:text-properties fo:font-weight="bold" officeooo:rsid="001b78c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aa06" style:font-weight-asian="normal" style:font-weight-complex="normal"/>
    </style:style>
    <style:style style:name="T6" style:family="text">
      <style:text-properties fo:font-weight="normal" officeooo:rsid="00136b25" style:font-weight-asian="normal" style:font-weight-complex="normal"/>
    </style:style>
    <style:style style:name="T7" style:family="text">
      <style:text-properties fo:font-weight="normal" officeooo:rsid="00163c6d" style:font-weight-asian="normal" style:font-weight-complex="normal"/>
    </style:style>
    <style:style style:name="T8" style:family="text">
      <style:text-properties fo:font-weight="normal" officeooo:rsid="00157574" style:font-weight-asian="normal" style:font-weight-complex="normal"/>
    </style:style>
    <style:style style:name="T9" style:family="text">
      <style:text-properties fo:font-weight="normal" officeooo:rsid="001a1d67" style:font-weight-asian="normal" style:font-weight-complex="normal"/>
    </style:style>
    <style:style style:name="T10" style:family="text">
      <style:text-properties fo:font-weight="normal" officeooo:rsid="001b78ca" style:font-weight-asian="normal" style:font-weight-complex="normal"/>
    </style:style>
    <style:style style:name="T11" style:family="text">
      <style:text-properties officeooo:rsid="00157574"/>
    </style:style>
    <style:style style:name="T12" style:family="text">
      <style:text-properties officeooo:rsid="00163c6d"/>
    </style:style>
    <style:style style:name="T13" style:family="text">
      <style:text-properties officeooo:rsid="0017df79"/>
    </style:style>
    <style:style style:name="T14" style:family="text">
      <style:text-properties officeooo:rsid="001b78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Hiring Manager:</text:p>
      <text:p text:style-name="P1"/>
      <text:p text:style-name="P1"><text:tab/>I am writing this cover letter as an accompaniment to my resume and application for a position as a Forward Deployed Software Engineer <text:span text:style-name="T11">intern </text:span>with Palantir. <text:s/></text:p>
      <text:p text:style-name="P2"><text:tab/>I immediately became interested in the position after reading the description posted on the Palantir website because I believe that I possess <text:span text:style-name="T11">character traits</text:span> and <text:span text:style-name="T11">technical</text:span> knowledge which make me an excellent candidate for the position. <text:s/>The <text:span text:style-name="T14">most important</text:span> of these is an ability to approach and solve difficult problems that often arise when creating software. <text:s/><text:span text:style-name="T4">In my current position, I </text:span><text:span text:style-name="T5">have built a fully functioning website from the ground up which </text:span><text:span text:style-name="T8">will provide a</text:span><text:span text:style-name="T5"> useful service to </text:span><text:span text:style-name="T8">the faculty and students of Oregon State University</text:span><text:span text:style-name="T5">. <text:s/></text:span><text:span text:style-name="T8">Because this is the first time I have done a project like this, I have often run into some problems that are difficult to understand and solve. <text:s/>Often times, I find that I am unable to stop working on a problem until it is solved (even if the process takes hours).</text:span></text:p>
      <text:p text:style-name="P2"><text:span text:style-name="T1"><text:tab/></text:span><text:span text:style-name="T10">Another aspect</text:span><text:span text:style-name="T5"> of the job description which immediately grabbed my attention is the fact that the position involves close cooperation with a customer. <text:s/>I find that while technical skills are very important in defining the quality of a software engineer, they are only </text:span><text:span text:style-name="T7">part of the picture when it comes to being successful at a job.</text:span><text:span text:style-name="T2"> <text:s/></text:span><text:span text:style-name="T6">The prospect of being able to collaborate with a customer who may lack a technical background is invaluable because it would allow me to sharpen my communication skills </text:span><text:span text:style-name="T9">in a way that I am not often forced to do when I am insulated among my technical peers and coworkers</text:span><text:span text:style-name="T6">. <text:s/>In a business environment where collaboration between coworkers performing different functions is key to success, the ability to communicate technical knowledge in a way that can be commonly understood is an invaluable trait to have as a professional.</text:span></text:p>
      <text:p text:style-name="P3"><text:tab/>In addition to the reasons I have listed previously, I am also interested in this job due to the fact that it lists <text:span text:style-name="T12">a preference for candidates with</text:span> <text:span text:style-name="T12">a </text:span>UNIX/Linux <text:span text:style-name="T12">background</text:span>. <text:s/>During my time at Oregon State University, I have worked extensively with UNIX/<text:span text:style-name="T12">Linux</text:span> doing a multitude of work from helping teach classes <text:span text:style-name="T13">(in a linux environment) </text:span>as a teaching assistant, doing development using the POSIX API <text:span text:style-name="T12">for my systems programming class</text:span> and working to build a website that is deployed on a server running CentOS. <text:s/><text:span text:style-name="T12">As such, I feel that this position would be beneficial to both Palantir and myself because I will be put in a position where I get to utilize and enhance my UNIX/Linux skills while using these same skills to benefit Palantir and its customers. </text:span></text:p>
      <text:p text:style-name="P4"><text:tab/>Thank you for taking taking the time to look over my cover letter and resume. <text:s/>I hope that you will consider me as a potential candidate for an internship with Palantir.</text:p>
      <text:p text:style-name="P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1-23T14:18:53.547234483</meta:creation-date>
    <dc:date>2014-12-01T14:35:38.700092484</dc:date>
    <dc:creator>jared </dc:creator>
    <meta:editing-duration>PT18M26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470" meta:character-count="2770" meta:non-whitespace-character-count="2286"/>
  </office:meta>
</office:document-meta>
</file>